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Droid Serif" svg:font-family="'Droid Serif'" style:font-adornments="Běžné" style:font-family-generic="roman" style:font-pitch="variable"/>
    <style:font-face style:name="Liberation Serif" svg:font-family="'Liberation Serif'" style:font-family-generic="roman" style:font-pitch="variable"/>
    <style:font-face style:name="Liberation Serif1" svg:font-family="'Liberation Serif'" style:font-adornments="Běžné" style:font-family-generic="roman" style:font-pitch="variable"/>
    <style:font-face style:name="Liberation Sans" svg:font-family="'Liberation Sans'" style:font-family-generic="swiss" style:font-pitch="variable"/>
    <style:font-face style:name="Source Sans Pro1" svg:font-family="'Source Sans Pro'" style:font-adornments="Tučná kurzíva" style:font-family-generic="swiss" style:font-pitch="variable"/>
    <style:font-face style:name="Source Sans Pro" svg:font-family="'Source Sans Pro'" style:font-adornments="Tuč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list-style-name="L1"/>
    <style:style style:name="P3" style:family="paragraph" style:parent-style-name="Text_20_body" style:list-style-name="L1">
      <style:text-properties fo:font-weight="bold" style:font-weight-asian="bold" style:font-weight-complex="bold"/>
    </style:style>
    <style:style style:name="P4" style:family="paragraph" style:parent-style-name="Heading_20_2">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onentura: Vize projektu E-Learning2</text:h>
      <text:p text:style-name="Text_20_body">Zpracována týmem projektu Kuchařka</text:p>
      <text:h text:style-name="Heading_20_2" text:outline-level="2">Zadání projektu</text:h>
      <text:p text:style-name="Text_20_body">Co se zadání projektu týká, pro začátek by nebylo od věci si zjistit jak se jmenuje předchozí vývojář projektu. Vstupem algoritmu pro vyhodnocování testů by mělo být asi především ukázkové řešení, typ hodnotící stupnice se jeví až jako druhotná záležitost. Celkově zadání působí tak, že systém má být hlavním prostředkem pro psaní testů, což může správně fungovat jen ve chvíli, kdy bude aktivita studentů během testu monitorována značným počtem lidí zajišťujících dodržování jisté etiky (bránících listování v papírových skriptech a vyhledávání na internetu). Z toho plyne, že vlastně není vůbec zřejmé, zda to může mít nějaký přínos, tj. jestli se vyplatí ušetřit lektorovi práci s opravováním za cenu shánění několika „dozorců“ na skupinu studentů.</text:p>
      <text:h text:style-name="Heading_20_2" text:outline-level="2">Problémy a příležitosti</text:h>
      <text:p text:style-name="Text_20_body">Tato kapitola by se dle očekávání věnovala otázkám prospěšnosti a žádanosti takového projektu. Vývojáři tohoto projektu však na dané téma pohlížejí ze svého pohledu – co přinese jim a co budou muset překonat. To se nejeví jako úplně nutná součást vize projektu.</text:p>
      <text:h text:style-name="Heading_20_2" text:outline-level="2">Cíl a obsah projektu</text:h>
      <text:p text:style-name="Text_20_body">Cíl projektu je dobře definován s výjimkou poslední věty. Ta je poněkud nadbytečná. Testování jako cíl projektu není úplně produktivní.</text:p>
      <text:p text:style-name="Text_20_body">Obsahem projektu evidentně vývojáři mysleli obsah úložiště s dokumentací, což asi klienta nijak zvláště nezajímá.</text:p>
      <text:h text:style-name="Heading_20_2" text:outline-level="2">FURPS</text:h>
      <text:list xml:id="list19892479771" text:style-name="L1">
        <text:list-item>
          <text:p text:style-name="P2"><text:span text:style-name="T1">Funkcionalita</text:span><text:span text:style-name="T2"> –</text:span> obsahuje všechny přidané funkcionality, problém v bodu 1.5 odesílání e-mailů, je v nesouladu se zadáním projektu: Podle zadání se mají maily odesílat v případě finálního vyhodnocení testu, zpřístupnění systému a zpřístupnění nového testu, o mailech o změně údajů a přidělení bonusových bodů řeč nebyla.</text:p>
        </text:list-item>
        <text:list-item>
          <text:p text:style-name="P3">Použitelnost<text:span text:style-name="T2"> – neobsahuje žádné informace</text:span></text:p>
        </text:list-item>
        <text:list-item>
          <text:p text:style-name="P3">Spolehlivost<text:span text:style-name="T2"> – požadavky působí reálně</text:span></text:p>
        </text:list-item>
        <text:list-item>
          <text:p text:style-name="P3">Výkon<text:span text:style-name="T2"> – informace o nasazení toho o výkonu systému příliš neřeknou, obsluha 1000 klientů bez omezení času je jistě splnitelná</text:span></text:p>
        </text:list-item>
        <text:list-item>
          <text:p text:style-name="P2"><text:span text:style-name="T1">Rozšiřitelnost</text:span><text:span text:style-name="T2"> – z formulace „systém bude“ není zřejmé, zda měl autor na mysli, že budou funkcionality implementovány již v této fázi vývoje, nebo budou možnosti dalšího rozšíření takto omezené. V prvním případě nevíme o rozšiřitelnosti nic, ve druhém to o systému nevypovídá nic dobrého.</text:span></text:p>
        </text:list-item>
      </text:list>
      <text:h text:style-name="P4" text:outline-level="2">Akceptační kritéria</text:h>
      <text:p text:style-name="P1">Testování pomocí SeleniumHQ je zajisté dobrý způsob zjištění, zda systém funguje, splnění požadavků zadavatele je samozřejmé, ale snad nevadí, když je to napsáno explicitn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face style:name="DejaVu Sans1" svg:font-family="'DejaVu Sans'" style:font-family-generic="swiss"/>
    <style:font-face style:name="Droid Serif" svg:font-family="'Droid Serif'" style:font-adornments="Běžné" style:font-family-generic="roman" style:font-pitch="variable"/>
    <style:font-face style:name="Liberation Serif" svg:font-family="'Liberation Serif'" style:font-family-generic="roman" style:font-pitch="variable"/>
    <style:font-face style:name="Liberation Serif1" svg:font-family="'Liberation Serif'" style:font-adornments="Běžné" style:font-family-generic="roman" style:font-pitch="variable"/>
    <style:font-face style:name="Liberation Sans" svg:font-family="'Liberation Sans'" style:font-family-generic="swiss" style:font-pitch="variable"/>
    <style:font-face style:name="Source Sans Pro1" svg:font-family="'Source Sans Pro'" style:font-adornments="Tučná kurzíva" style:font-family-generic="swiss" style:font-pitch="variable"/>
    <style:font-face style:name="Source Sans Pro" svg:font-family="'Source Sans Pro'" style:font-adornments="Tuč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Liberation Serif1" fo:font-size="12pt"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style:font-name="Source Sans Pro"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Source Sans Pro1" fo:font-size="14pt" fo:font-style="italic" fo:font-weight="bold" style:font-size-asian="14pt" style:font-style-asian="italic" style:font-weight-asian="bold" style:font-size-complex="14pt" style:font-style-complex="italic" style:font-weight-complex="norma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4T22:31:48</meta:creation-date>
    <dc:date>2012-10-10T03:41:55</dc:date>
    <meta:editing-duration>PT39S</meta:editing-duration>
    <meta:editing-cycles>5</meta:editing-cycles>
    <meta:generator>LibreOffice/3.5$Linux_X86_64 LibreOffice_project/350m1$Build-413</meta:generator>
    <meta:document-statistic meta:table-count="0" meta:image-count="0" meta:object-count="0" meta:page-count="1" meta:paragraph-count="17" meta:word-count="360" meta:character-count="2401" meta:non-whitespace-character-count="2063"/>
  </office:meta>
</office:document-meta>
</file>